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preadsh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als</text:p>
          </table:table-cell>
          <table:table-cell table:formula="of:=[.A2]+[.C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s is the third row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21:22:14.361720679</meta:creation-date>
    <dc:date>2015-03-04T21:23:12.953442230</dc:date>
    <meta:editing-duration>P0D</meta:editing-duration>
    <meta:editing-cycles>1</meta:editing-cycles>
    <meta:document-statistic meta:table-count="1" meta:cell-count="7" meta:object-count="0"/>
    <meta:generator>LibreOffice/4.2.7.2$Linux_x86 LibreOffice_project/420m0$Build-2</meta:generator>
  </office:meta>
</office:document-meta>
</file>